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" svg:font-family="'Fira Sans Light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252" officeooo:paragraph-rsid="00131252"/>
    </style:style>
    <style:style style:name="P2" style:family="paragraph" style:parent-style-name="Standard">
      <style:paragraph-properties fo:text-align="center" style:justify-single-word="false"/>
      <style:text-properties officeooo:rsid="00131252" officeooo:paragraph-rsid="00131252"/>
    </style:style>
    <style:style style:name="P3" style:family="paragraph" style:parent-style-name="Standard">
      <style:paragraph-properties fo:text-align="center" style:justify-single-word="false"/>
      <style:text-properties fo:font-size="22pt" officeooo:rsid="00131252" officeooo:paragraph-rsid="00131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dokument</text:p>
      <text:p text:style-name="P2">Dieses Dokument dient zum Testen des Dokumentenproxy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" svg:font-family="'Fira Sans Light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 Light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 Light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 Light" fo:font-family="'Fira Sans Light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ira Sans Light" fo:font-family="'Fira Sans Light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ira Sans Light" fo:font-family="'Fira Sans Light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 Light" fo:font-family="'Fira Sans Light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56:31.949715693</meta:creation-date>
    <dc:date>2016-05-08T22:03:02.510419651</dc:date>
    <meta:editing-duration>PT3M58S</meta:editing-duration>
    <meta:editing-cycles>1</meta:editing-cycles>
    <meta:document-statistic meta:table-count="0" meta:image-count="0" meta:object-count="0" meta:page-count="1" meta:paragraph-count="2" meta:word-count="8" meta:character-count="65" meta:non-whitespace-character-count="59"/>
    <meta:generator>LibreOffice/5.1.2.2$Linux_X86_64 LibreOffice_project/10m0$Build-2</meta:generator>
  </office:meta>
</office:document-meta>
</file>